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2]-[.F2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3]-[.F3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4]-[.F4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5]-[.F5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7" office:value-type="string" calcext:value-type="string">
            <text:p>Mens. 1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6]-[.F6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7" office:value-type="string" calcext:value-type="string">
            <text:p>Mens. 1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7]-[.F7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7])" office:value-type="float" office:value="1740" calcext:value-type="float">
            <text:p>1.74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3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3">
          <table:table-cell table:number-columns-repeated="64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5:04:28.625994782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5:04:28.6280246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6-01-05T15:32:06.756241460</dc:date>
    <dc:language>pt-PT</dc:language>
    <meta:editing-cycles>427</meta:editing-cycles>
    <meta:editing-duration>PT13H21M16S</meta:editing-duration>
    <meta:print-date>2019-11-04T10:09:33.513893508</meta:print-date>
    <meta:document-statistic meta:table-count="1" meta:cell-count="46" meta:object-count="0"/>
    <meta:user-defined meta:name="Info 0"/>
    <meta:user-defined meta:name="Info 1"/>
    <meta:user-defined meta:name="Info 2"/>
    <meta:user-defined meta:name="Info 3"/>
  </office:meta>
</office:document-meta>
</file>